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37in"/>
    </style:style>
    <style:style style:name="co3" style:family="table-column">
      <style:table-column-properties fo:break-before="auto" style:column-width="0.6839in"/>
    </style:style>
    <style:style style:name="co4" style:family="table-column">
      <style:table-column-properties fo:break-before="auto" style:column-width="1.5398in"/>
    </style:style>
    <style:style style:name="co5" style:family="table-column">
      <style:table-column-properties fo:break-before="auto" style:column-width="2.1319in"/>
    </style:style>
    <style:style style:name="co6" style:family="table-column">
      <style:table-column-properties fo:break-before="auto" style:column-width="3.4591in"/>
    </style:style>
    <style:style style:name="co7" style:family="table-column">
      <style:table-column-properties fo:break-before="auto" style:column-width="2.0791in"/>
    </style:style>
    <style:style style:name="co8" style:family="table-column">
      <style:table-column-properties fo:break-before="auto" style:column-width="3.5547in"/>
    </style:style>
    <style:style style:name="co9" style:family="table-column">
      <style:table-column-properties fo:break-before="auto" style:column-width="2.1661in"/>
    </style:style>
    <style:style style:name="co10" style:family="table-column">
      <style:table-column-properties fo:break-before="auto" style:column-width="1.8146in"/>
    </style:style>
    <style:style style:name="co11" style:family="table-column">
      <style:table-column-properties fo:break-before="auto" style:column-width="1.0925in"/>
    </style:style>
    <style:style style:name="co13" style:family="table-column">
      <style:table-column-properties fo:break-before="auto" style:column-width="3.115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909in" fo:break-before="auto" style:use-optimal-row-height="false"/>
    </style:style>
    <style:style style:name="ro3" style:family="table-row">
      <style:table-row-properties style:row-height="1.372in" fo:break-before="auto" style:use-optimal-row-height="false"/>
    </style:style>
    <style:style style:name="ro4" style:family="table-row">
      <style:table-row-properties style:row-height="2.0126in" fo:break-before="auto" style:use-optimal-row-height="false"/>
    </style:style>
    <style:style style:name="ro5" style:family="table-row">
      <style:table-row-properties style:row-height="1.6161in" fo:break-before="auto" style:use-optimal-row-height="false"/>
    </style:style>
    <style:style style:name="ro6" style:family="table-row">
      <style:table-row-properties style:row-height="1.8591in" fo:break-before="auto" style:use-optimal-row-height="false"/>
    </style:style>
    <style:style style:name="ro7" style:family="table-row">
      <style:table-row-properties style:row-height="1.7898in" fo:break-before="auto" style:use-optimal-row-height="false"/>
    </style:style>
    <style:style style:name="ro8" style:family="table-row">
      <style:table-row-properties style:row-height="1.6508in" fo:break-before="auto" style:use-optimal-row-height="false"/>
    </style:style>
    <style:style style:name="ro9" style:family="table-row">
      <style:table-row-properties style:row-height="1.6681in" fo:break-before="auto" style:use-optimal-row-height="false"/>
    </style:style>
    <style:style style:name="ro10" style:family="table-row">
      <style:table-row-properties style:row-height="1.3902in" fo:break-before="auto" style:use-optimal-row-height="false"/>
    </style:style>
    <style:style style:name="ro11" style:family="table-row">
      <style:table-row-properties style:row-height="2.0673in" fo:break-before="auto" style:use-optimal-row-height="false"/>
    </style:style>
    <style:style style:name="ro12" style:family="table-row">
      <style:table-row-properties style:row-height="1.8898in" fo:break-before="auto" style:use-optimal-row-height="false"/>
    </style:style>
    <style:style style:name="ro13" style:family="table-row">
      <style:table-row-properties style:row-height="1.8764in" fo:break-before="auto" style:use-optimal-row-height="false"/>
    </style:style>
    <style:style style:name="ro14" style:family="table-row">
      <style:table-row-properties style:row-height="1.8937in" fo:break-before="auto" style:use-optimal-row-height="false"/>
    </style:style>
    <style:style style:name="ro15" style:family="table-row">
      <style:table-row-properties style:row-height="1.8071in" fo:break-before="auto" style:use-optimal-row-height="false"/>
    </style:style>
    <style:style style:name="ro16" style:family="table-row">
      <style:table-row-properties style:row-height="1.8417in" fo:break-before="auto" style:use-optimal-row-height="false"/>
    </style:style>
    <style:style style:name="ro17" style:family="table-row">
      <style:table-row-properties style:row-height="1.7547in" fo:break-before="auto" style:use-optimal-row-height="false"/>
    </style:style>
    <style:style style:name="ro18" style:family="table-row">
      <style:table-row-properties style:row-height="1.8244in" fo:break-before="auto" style:use-optimal-row-height="false"/>
    </style:style>
    <style:style style:name="ro19" style:family="table-row">
      <style:table-row-properties style:row-height="1.4453in" fo:break-before="auto" style:use-optimal-row-height="false"/>
    </style:style>
    <style:style style:name="ro20" style:family="table-row">
      <style:table-row-properties style:row-height="1.1811in" fo:break-before="auto" style:use-optimal-row-height="false"/>
    </style:style>
    <style:style style:name="ro21" style:family="table-row">
      <style:table-row-properties style:row-height="1.1984in" fo:break-before="auto" style:use-optimal-row-height="false"/>
    </style:style>
    <style:style style:name="ro22" style:family="table-row">
      <style:table-row-properties style:row-height="1.8717in" fo:break-before="auto" style:use-optimal-row-height="fals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1.8181in" fo:break-before="auto" style:use-optimal-row-height="false"/>
    </style:style>
    <style:style style:name="ro25" style:family="table-row">
      <style:table-row-properties style:row-height="1.9902in" fo:break-before="auto" style:use-optimal-row-height="false"/>
    </style:style>
    <style:style style:name="ro26" style:family="table-row">
      <style:table-row-properties style:row-height="1.9791in" fo:break-before="auto" style:use-optimal-row-height="fals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1.5134in" fo:break-before="auto" style:use-optimal-row-height="true"/>
    </style:style>
    <style:style style:name="ro29" style:family="table-row">
      <style:table-row-properties style:row-height="0.2118in" fo:break-before="auto" style:use-optimal-row-height="true"/>
    </style:style>
    <style:style style:name="ro30" style:family="table-row">
      <style:table-row-properties style:row-height="0.2618in" fo:break-before="auto" style:use-optimal-row-height="true"/>
    </style:style>
    <style:style style:name="ro31" style:family="table-row">
      <style:table-row-properties style:row-height="1.3201in" fo:break-before="auto" style:use-optimal-row-height="false"/>
    </style:style>
    <style:style style:name="ro32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number:text-style style:name="N8100" number:language="pl" number:country="PL">
      <number:text-content/>
    </number:text-style>
    <style:style style:name="ce18" style:family="table-cell" style:parent-style-name="Excel_20_Built-in_20_Normal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1" style:family="table-cell" style:parent-style-name="Excel_20_Built-in_20_Normal">
      <style:table-cell-properties fo:border-bottom="0.0138in solid #000000" fo:background-color="#66666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zcionka tekstu podstawowego" fo:font-size="13pt" fo:font-style="normal" fo:text-shadow="none" style:text-underline-style="solid" style:text-underline-width="auto" style:text-underline-color="#000000" fo:font-weight="bold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Excel_20_Built-in_20_Normal" style:data-style-name="N81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12" style:family="table-cell" style:parent-style-name="Excel_20_Built-in_20_Normal" style:data-style-name="N81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Excel_20_Built-in_20_Normal" style:data-style-name="N8100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008in solid #000000" fo:background-color="#cccccc" fo:border-left="none" fo:border-right="none" fo:border-top="0.0008in solid #000000"/>
    </style:style>
    <style:style style:name="ce15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1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12pt" style:font-size-asian="12pt" style:font-size-complex="12pt"/>
    </style:style>
    <style:style style:name="ce17" style:family="table-cell" style:parent-style-name="Excel_20_Built-in_20_Normal">
      <style:table-cell-properties fo:border-bottom="0.0008in solid #000000" fo:background-color="#dddddd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ffff" fo:font-size="12pt" style:font-size-asian="12pt" style:font-size-complex="12pt"/>
    </style:style>
    <style:style style:name="ce19" style:family="table-cell" style:parent-style-name="Excel_20_Built-in_20_Normal" style:data-style-name="N8036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2" style:family="table-cell" style:parent-style-name="Excel_20_Built-in_20_Normal" style:data-style-name="N80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Excel_20_Built-in_20_Normal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Excel_20_Built-in_20_Normal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12pt" style:font-size-asian="12pt" style:font-size-complex="12pt"/>
    </style:style>
    <style:style style:name="ce22" style:family="table-cell" style:parent-style-name="Excel_20_Built-in_20_Normal" style:data-style-name="N8100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23" style:family="table-cell" style:parent-style-name="Excel_20_Built-in_20_Normal">
      <style:table-cell-properties fo:background-color="#dddddd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fo:font-size="12pt" style:font-size-asian="12pt" style:font-size-complex="12pt"/>
    </style:style>
    <style:style style:name="ce24" style:family="table-cell" style:parent-style-name="Excel_20_Built-in_20_Normal">
      <style:table-cell-properties fo:border-bottom="0.0008in solid #000000" fo:background-color="#dddddd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ffff" fo:font-size="12pt" style:font-size-asian="12pt" style:font-size-complex="12pt"/>
    </style:style>
    <style:style style:name="ce25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3pt" style:font-size-asian="13pt" style:font-size-complex="13pt"/>
    </style:style>
    <style:style style:name="ce27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3pt" style:font-size-asian="13pt" style:font-size-complex="13pt"/>
    </style:style>
    <style:style style:name="ce28" style:family="table-cell" style:parent-style-name="Excel_20_Built-in_20_Normal" style:data-style-name="N8036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29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2pt" style:font-size-asian="12pt" style:font-size-complex="12pt"/>
    </style:style>
    <style:style style:name="ce3" style:family="table-cell" style:parent-style-name="Excel_20_Built-in_20_Normal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Excel_20_Built-in_20_Normal" style:data-style-name="N81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Excel_20_Built-in_20_Normal" style:data-style-name="N8100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 style:data-style-name="N8100">
      <style:table-cell-properties fo:border-bottom="0.0008in solid #000000" fo:background-color="#cccccc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0.0008in solid #000000" fo:background-color="#cccccc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0.0008in solid #000000" fo:background-color="#cccccc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100">
      <style:table-cell-properties fo:border-bottom="0.0008in solid #000000" fo:background-color="#cccccc" fo:border-left="none" fo:border-right="none" fo:border-top="0.0008in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Arkusz1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3" table:default-cell-style-name="ce18"/>
        <table:table-row table:style-name="ro1" table:number-rows-repeated="3">
          <table:table-cell table:number-columns-repeated="4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</table:table-row>
        <table:table-row table:style-name="ro3"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Weryfikacja walidacji pól oznaczonych gwiazdką (*)</text:p>
          </table:table-cell>
          <table:table-cell office:value-type="string">
            <text:p>Pozostawienie pustych pól i próba przesłania formularza</text:p>
          </table:table-cell>
          <table:table-cell office:value-type="string">
            <text:p>1. Pola „Numer szkody”, „Typ ubezpieczenia”, „Raport wyślij do”, „Data szkody”, „Numer rejestracyjny” pozostają puste(dla każdego pola również osobno) <text:s text:c="3"/>2. Próba wysłania formularza zgłoszeniowego</text:p>
          </table:table-cell>
          <table:table-cell office:value-type="string">
            <text:p>Formularz zwraca komunikat „Pole wymagane” pod każdym polem, nie pozwalając jednocześnie na jego wysłani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3" office:value-type="float" office:value="2">
            <text:p>2</text:p>
          </table:table-cell>
          <table:table-cell office:value-type="string">
            <text:p>Weryfikacja wprowadzania poprawnych danych dla pola „Numer szkody”, zakładając format „XXXXXXX”(7 cyfr) jako poprawny</text:p>
          </table:table-cell>
          <table:table-cell office:value-type="string">
            <text:p>Próba wysłania formularza z użyciem znaków interpunkcyjnych</text:p>
          </table:table-cell>
          <table:table-cell office:value-type="string">
            <text:p>1. W pole „Numer szkody” wpisujemy przykładowy ciąg znaków „ .,;' ” <text:s text:c="9"/><text:s text:c="9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4" office:value-type="string">
            <text:p>2.1</text:p>
          </table:table-cell>
          <table:table-cell/>
          <table:table-cell office:value-type="string">
            <text:p>Próba wysłania formularza z użyciem znaków białych</text:p>
          </table:table-cell>
          <table:table-cell table:style-name="ce19" office:value-type="string">
            <text:p>1. W pole „Numer szkod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4" office:value-type="string">
            <text:p>2.2</text:p>
          </table:table-cell>
          <table:table-cell/>
          <table:table-cell office:value-type="string">
            <text:p>Próba wysłania formularza z użyciem zbyt dużej ilości znaków</text:p>
          </table:table-cell>
          <table:table-cell table:style-name="ce19" office:value-type="string">
            <text:p>1. W pole „Numer szkody” wpisujemy przykładowy ciąg znaków(20) „ <text:s/>12345678901234567890 <text:s/>” <text:s text:c="18"/>2. Próba wysłania formularza</text:p>
          </table:table-cell>
          <table:table-cell office:value-type="string">
            <text:p>Formularz zwraca komunikat o przykładowej treści „Wpisz poprawny numer szkody” z opcjonalną adnotacją z ilu znaków powinna się składać, jeśli ta ilość jest stała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5" office:value-type="string">
            <text:p>2.3</text:p>
          </table:table-cell>
          <table:table-cell/>
          <table:table-cell office:value-type="string">
            <text:p>Próba wysłania formularza z użyciem zbyt małej ilości znaków</text:p>
          </table:table-cell>
          <table:table-cell table:style-name="ce19" office:value-type="string">
            <text:p>1. W pole „Numer szkody” wpisujemy przykładowy ciąg znaków(2) „ 12 ” <text:s text:c="18"/>2. Próba wysłania formularza</text:p>
          </table:table-cell>
          <table:table-cell office:value-type="string">
            <text:p>Formularz zwraca komunikat o przykładowej treści „Wpisz poprawny numer szkody” z opcjonalną adnotacją z ilu znaków powinna się składać, jeśli ta ilość jest stała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4" office:value-type="string">
            <text:p>2.4</text:p>
          </table:table-cell>
          <table:table-cell/>
          <table:table-cell office:value-type="string">
            <text:p>Próba wysłania formularza z użyciem znaków specjalnych</text:p>
          </table:table-cell>
          <table:table-cell office:value-type="string">
            <text:p>1. W pole „Numer szkody” wpisujemy przykładowy ciąg znaków „ @%)&amp;~ 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" office:value-type="string">
            <text:p>2.5</text:p>
          </table:table-cell>
          <table:table-cell/>
          <table:table-cell office:value-type="string">
            <text:p>Próba wysłania formularza z użyciem znaków diakrytycznych</text:p>
          </table:table-cell>
          <table:table-cell office:value-type="string">
            <text:p>1. W pole „Numer szkod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Niepoprawny format danych” wraz z adnotacją jakich znaków nie można użyć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" office:value-type="string">
            <text:p>2.6</text:p>
          </table:table-cell>
          <table:table-cell/>
          <table:table-cell office:value-type="string">
            <text:p>Próba wysłania formularza z użyciem poprawnego numeru szkody</text:p>
          </table:table-cell>
          <table:table-cell office:value-type="string">
            <text:p>1. W pole „Numer szkody” wpisujemy przykładowy ciąg znaków „ 1234567 ” <text:s text:c="18"/>2. Próba wysłania formularza</text:p>
          </table:table-cell>
          <table:table-cell office:value-type="string">
            <text:p>Formularz przyjmuje i wysyła wpisane dan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3" office:value-type="float" office:value="3">
            <text:p>3</text:p>
          </table:table-cell>
          <table:table-cell office:value-type="string">
            <text:p>Weryfikacja wprowadzania poprawnych danych dla pola „Typ ubezpieczenia”</text:p>
          </table:table-cell>
          <table:table-cell office:value-type="string">
            <text:p>Próba wpisania własnych danych pomimo listy rozwijanej</text:p>
          </table:table-cell>
          <table:table-cell office:value-type="string">
            <text:p>1. Zaznaczając pole „Typ ubezpieczenia” próba użycia różnych typów znaków np. „ Ą ; &amp; 9 \ „ <text:s text:c="19"/></text:p>
          </table:table-cell>
          <table:table-cell office:value-type="string">
            <text:p>Pole nie reaguje na próby użycia któregokolwiek znaku, opcjonalnie wyświetlając komunikat „Wybierz z listy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6" office:value-type="string">
            <text:p>3.1</text:p>
          </table:table-cell>
          <table:table-cell/>
          <table:table-cell office:value-type="string">
            <text:p>Próba wybrania właściwego typu ubezpieczenia z listy rozwijanej</text:p>
          </table:table-cell>
          <table:table-cell office:value-type="string">
            <text:p>1. Klikając w tekst „Wybierz” zaznaczamy z listy rozwijanej przykładowy typ ubezpieczenia „AC” <text:s text:c="34"/>2. Zatwierdzamy wybór</text:p>
          </table:table-cell>
          <table:table-cell office:value-type="string">
            <text:p>W polu „Typ ubezpieczenia” widnieje teraz „AC”, formularz zezwala na wysłanie danych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1">
          <table:table-cell table:number-columns-repeated="3"/>
          <table:table-cell table:style-name="ce3" office:value-type="float" office:value="4">
            <text:p>4</text:p>
          </table:table-cell>
          <table:table-cell office:value-type="string">
            <text:p>Weryfikacja wprowadzania poprawnych danych dla pola „Data szkody”, zakładając DD-MM-RRRR jako poprawny format</text:p>
          </table:table-cell>
          <table:table-cell office:value-type="string">
            <text:p>Próba wysłania formularza z użyciem znaków interpunkcyjnych</text:p>
          </table:table-cell>
          <table:table-cell office:value-type="string">
            <text:p>1. W pole „Data szkody” wpisujemy przykładowy ciąg znaków „ .,;' ” <text:s text:c="9"/><text:s text:c="9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4" office:value-type="string">
            <text:p>4.1</text:p>
          </table:table-cell>
          <table:table-cell/>
          <table:table-cell office:value-type="string">
            <text:p>Próba wysłania formularza z użyciem znaków białych</text:p>
          </table:table-cell>
          <table:table-cell table:style-name="ce19" office:value-type="string">
            <text:p>1. W pole „Data szkod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4" office:value-type="string">
            <text:p>4.2</text:p>
          </table:table-cell>
          <table:table-cell/>
          <table:table-cell office:value-type="string">
            <text:p>Próba wysłania formularza z użyciem zbyt dużej ilości znaków</text:p>
          </table:table-cell>
          <table:table-cell table:style-name="ce19" office:value-type="string">
            <text:p>1. W pole „Data szkody” wpisujemy przykładowy ciąg znaków(20) „ <text:s/>12345678901234567890 <text:s/>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3">
          <table:table-cell table:number-columns-repeated="3"/>
          <table:table-cell table:style-name="ce4" office:value-type="string">
            <text:p>4.3</text:p>
          </table:table-cell>
          <table:table-cell/>
          <table:table-cell office:value-type="string">
            <text:p>Próba wysłania formularza z użyciem zbyt małej ilości znaków</text:p>
          </table:table-cell>
          <table:table-cell table:style-name="ce19" office:value-type="string">
            <text:p>1. W pole „Data szkody” wpisujemy przykładowy ciąg znaków(2) „ 12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4">
          <table:table-cell table:number-columns-repeated="3"/>
          <table:table-cell table:style-name="ce4" office:value-type="string">
            <text:p>4.4</text:p>
          </table:table-cell>
          <table:table-cell/>
          <table:table-cell office:value-type="string">
            <text:p>Próba wysłania formularza z użyciem znaków specjalnych</text:p>
          </table:table-cell>
          <table:table-cell office:value-type="string">
            <text:p>1. W pole „Data szkody” wpisujemy przykładowy ciąg znaków „ @%)&amp;~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4" office:value-type="string">
            <text:p>4.5</text:p>
          </table:table-cell>
          <table:table-cell/>
          <table:table-cell office:value-type="string">
            <text:p>Próba wysłania formularza z użyciem znaków diakrytycznych</text:p>
          </table:table-cell>
          <table:table-cell office:value-type="string">
            <text:p>1. W pole „Data szkod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/>
          <table:table-cell table:style-name="ce23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6">
          <table:table-cell table:number-columns-repeated="3"/>
          <table:table-cell table:style-name="ce4" office:value-type="string">
            <text:p>4.6</text:p>
          </table:table-cell>
          <table:table-cell/>
          <table:table-cell office:value-type="string">
            <text:p>Próba wysłania formularza z użyciem liter zwykłych</text:p>
          </table:table-cell>
          <table:table-cell office:value-type="string">
            <text:p>1. W pole „Data szkody” wpisujemy przykładowy ciąg znaków „ BUG ” <text:s text:c="18"/>2. Próba wysłania formularza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4" office:value-type="string">
            <text:p>4.7</text:p>
          </table:table-cell>
          <table:table-cell/>
          <table:table-cell office:value-type="string">
            <text:p>Próba wpisania daty w nieodpowiednim formacie RRRR-MM-DD</text:p>
          </table:table-cell>
          <table:table-cell office:value-type="string">
            <text:p>1. W pole „Data szkody” wpisujemy przykładową datę 2022-09-20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" office:value-type="string">
            <text:p>4.8</text:p>
          </table:table-cell>
          <table:table-cell/>
          <table:table-cell office:value-type="string">
            <text:p>Próba wpisania daty w nieodpowiednim formacie RRRR-DD-MM</text:p>
          </table:table-cell>
          <table:table-cell office:value-type="string">
            <text:p>1. W pole „Data szkody” wpisujemy przykładową datę 2022-20-09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8">
          <table:table-cell table:number-columns-repeated="3"/>
          <table:table-cell table:style-name="ce4" office:value-type="string">
            <text:p>4.9</text:p>
          </table:table-cell>
          <table:table-cell/>
          <table:table-cell office:value-type="string">
            <text:p>Próba wpisania daty w nieodpowiednim formacie MM-DD-RRRR</text:p>
          </table:table-cell>
          <table:table-cell office:value-type="string">
            <text:p>1. W pole „Data szkody” wpisujemy przykładową datę 09-20-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8">
          <table:table-cell table:number-columns-repeated="3"/>
          <table:table-cell table:style-name="ce4" office:value-type="string">
            <text:p>4.91</text:p>
          </table:table-cell>
          <table:table-cell/>
          <table:table-cell office:value-type="string">
            <text:p>Próba wpisania daty w nieodpowiednim formacie DDMMRRRR</text:p>
          </table:table-cell>
          <table:table-cell office:value-type="string">
            <text:p>1. W pole „Data szkody” wpisujemy przykładową datę 0920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" office:value-type="string">
            <text:p>4.92</text:p>
          </table:table-cell>
          <table:table-cell/>
          <table:table-cell office:value-type="string">
            <text:p>Próba wpisania daty w nieodpowiednim formacie DD/MM/RRRR</text:p>
          </table:table-cell>
          <table:table-cell office:value-type="string">
            <text:p>1. W pole „Data szkody” wpisujemy przykładową datę 09/20/2022</text:p>
          </table:table-cell>
          <table:table-cell office:value-type="string">
            <text:p>Formularz zwraca komunikat o przykładowej treści „Niepoprawny format danych” wraz z adnotacją w jakiej formie należy wprowadzić datę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9">
          <table:table-cell table:number-columns-repeated="3"/>
          <table:table-cell table:style-name="ce4" office:value-type="string">
            <text:p>4.93</text:p>
          </table:table-cell>
          <table:table-cell/>
          <table:table-cell office:value-type="string">
            <text:p>Próba wpisania daty odpowiadającej okresowi w przyszłości</text:p>
          </table:table-cell>
          <table:table-cell office:value-type="string">
            <text:p>1. W pole „Data szkody” wpisujemy przykładową datę 09-20-2050</text:p>
          </table:table-cell>
          <table:table-cell office:value-type="string">
            <text:p>Formularz zwraca komunikat o przykładowej treści „Wpisz datę z poprawnego okresu czasu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9">
          <table:table-cell table:number-columns-repeated="3"/>
          <table:table-cell table:style-name="ce4" office:value-type="string">
            <text:p>4.94</text:p>
          </table:table-cell>
          <table:table-cell/>
          <table:table-cell office:value-type="string">
            <text:p>Próba wpisania daty ze zbyt odległego okresu w przeszłości</text:p>
          </table:table-cell>
          <table:table-cell office:value-type="string">
            <text:p>1. W pole „Data szkody” wpisujemy przykładową datę 09-20-1850</text:p>
          </table:table-cell>
          <table:table-cell office:value-type="string">
            <text:p>Formularz zwraca komunikat o przykładowej treści „Wpisz datę z poprawnego okresu czasu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9">
          <table:table-cell table:number-columns-repeated="3"/>
          <table:table-cell table:style-name="ce4" office:value-type="string">
            <text:p>4.95</text:p>
          </table:table-cell>
          <table:table-cell/>
          <table:table-cell office:value-type="string">
            <text:p>Próba wpisania poprawnej daty</text:p>
          </table:table-cell>
          <table:table-cell office:value-type="string">
            <text:p>1. W pole „Data szkody” wpisujemy przykładową datę 20-09-2022</text:p>
          </table:table-cell>
          <table:table-cell office:value-type="string">
            <text:p>W polu „Data szkody” widnieje teraz poprawnie wpisana data 20-09-2022, formularz zezwala na wysłanie danych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0">
          <table:table-cell table:number-columns-repeated="3"/>
          <table:table-cell table:style-name="ce3" office:value-type="float" office:value="5">
            <text:p>5</text:p>
          </table:table-cell>
          <table:table-cell office:value-type="string">
            <text:p>Weryfikacja działania funkcji kalendarza przy polu „Data szkody”</text:p>
          </table:table-cell>
          <table:table-cell office:value-type="string">
            <text:p>Sprawdzenie, czy przycisk wywołujący kalendarz działa</text:p>
          </table:table-cell>
          <table:table-cell table:style-name="ce19" office:value-type="string">
            <text:p>1. Klikamy ikonę kalendarza przy polu „Data szkody”</text:p>
          </table:table-cell>
          <table:table-cell office:value-type="string">
            <text:p>Pojawia się dodatkowe okno z możliwością wyboru dokładnej daty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1">
          <table:table-cell table:number-columns-repeated="3"/>
          <table:table-cell table:style-name="ce3" office:value-type="float" office:value="6">
            <text:p>6</text:p>
          </table:table-cell>
          <table:table-cell office:value-type="string">
            <text:p>Weryfikacja wprowadzania poprawnej daty z kalendarza</text:p>
          </table:table-cell>
          <table:table-cell office:value-type="string">
            <text:p>Sprawdzenie, czy funkcja kalendarza umożliwia wybranie poprawnej daty</text:p>
          </table:table-cell>
          <table:table-cell table:style-name="ce19" office:value-type="string">
            <text:p>1. Klikamy ikonę kalendarza przy polu „Data szkody” <text:s text:c="45"/>2. Próba wybrania przykładowej daty z kalendarza „20-09-2022” <text:s text:c="26"/>3. Zatwierdzenie wyboru w kalendarzu</text:p>
          </table:table-cell>
          <table:table-cell office:value-type="string">
            <text:p>W polu „Data szkody” pojawia się wybrana data w poprawnym formacie DD-MM-RRR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2">
          <table:table-cell table:number-columns-repeated="3"/>
          <table:table-cell table:style-name="ce3" office:value-type="float" office:value="7">
            <text:p>7</text:p>
          </table:table-cell>
          <table:table-cell office:value-type="string">
            <text:p>Weryfikacja wprowadzania poprawnych danych dla pola „Numer rejestracyjny”</text:p>
          </table:table-cell>
          <table:table-cell office:value-type="string">
            <text:p>Próba wpisania numeru rejestracyjnego z użyciem znaków interpunkcyjnych</text:p>
          </table:table-cell>
          <table:table-cell office:value-type="string">
            <text:p>1. W pole „Numer rejestracyjny” wpisujemy przykładowy ciąg znaków <text:s text:c="2"/>„ .,;' ” <text:s text:c="7"/><text:s text:c="4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6" office:value-type="string">
            <text:p>7.1</text:p>
          </table:table-cell>
          <table:table-cell/>
          <table:table-cell office:value-type="string">
            <text:p>Próba wpisania numeru rejestracyjnego z użyciem znaków diakrytycznych</text:p>
          </table:table-cell>
          <table:table-cell office:value-type="string">
            <text:p>1. W pole „Numer rejestracyjny” wpisujemy przykładowy ciąg znaków „ ĄĘĆŻŃ ” <text:s text:c="18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6" office:value-type="string">
            <text:p>7.2</text:p>
          </table:table-cell>
          <table:table-cell/>
          <table:table-cell office:value-type="string">
            <text:p>Próba wpisania numeru rejestracyjnego z użyciem znaków specjalnych</text:p>
          </table:table-cell>
          <table:table-cell office:value-type="string">
            <text:p>1. W pole „Numer rejestracyjny” wpisujemy przykładowy ciąg znaków „ @%)&amp;~ ” <text:s text:c="51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4">
          <table:table-cell table:number-columns-repeated="3"/>
          <table:table-cell table:style-name="ce6" office:value-type="string">
            <text:p>7.3</text:p>
          </table:table-cell>
          <table:table-cell/>
          <table:table-cell office:value-type="string">
            <text:p>Próba wpisania numeru rejestracyjnego z użyciem znaków białych</text:p>
          </table:table-cell>
          <table:table-cell table:style-name="ce19" office:value-type="string">
            <text:p>1. W pole „Numer rejestracyjny” wpisujemy przykładowy ciąg spacji „ <text:s text:c="3"/>” <text:s text:c="18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7" office:value-type="string">
            <text:p>7.4</text:p>
          </table:table-cell>
          <table:table-cell/>
          <table:table-cell office:value-type="string">
            <text:p>Próba wpisania numeru rejestracyjnego z użyciem samych liter</text:p>
          </table:table-cell>
          <table:table-cell office:value-type="string">
            <text:p>1. W pole „Numer rejestracyjny” wpisujemy przykładowy ciąg znaków „ BUGGY ” <text:s text:c="47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7" office:value-type="string">
            <text:p>7.5</text:p>
          </table:table-cell>
          <table:table-cell/>
          <table:table-cell office:value-type="string">
            <text:p>Próba wpisania numeru rejestracyjnego z użyciem samych cyfr</text:p>
          </table:table-cell>
          <table:table-cell office:value-type="string">
            <text:p>1. W pole „Numer rejestracyjny” wpisujemy przykładowy ciąg znaków „ 12345 ” <text:s text:c="50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7" office:value-type="string">
            <text:p>7.6</text:p>
          </table:table-cell>
          <table:table-cell/>
          <table:table-cell office:value-type="string">
            <text:p>Próba wpisania numeru rejestracyjnego z użyciem zbyt dużej ilości znaków</text:p>
          </table:table-cell>
          <table:table-cell table:style-name="ce19" office:value-type="string">
            <text:p>1. W pole „Numer rejestracyjny” wpisujemy przykładowy ciąg znaków(12) „ <text:s/>WE3456789012 <text:s/>” <text:s text:c="30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3">
          <table:table-cell table:number-columns-repeated="3"/>
          <table:table-cell table:style-name="ce7" office:value-type="string">
            <text:p>7.7</text:p>
          </table:table-cell>
          <table:table-cell/>
          <table:table-cell office:value-type="string">
            <text:p>Próba wpisania numeru rejestracyjnego z użyciem zbyt małej ilości znaków</text:p>
          </table:table-cell>
          <table:table-cell table:style-name="ce19" office:value-type="string">
            <text:p>1. W pole „Numer rejestracyjny” wpisujemy przykładowy ciąg znaków(2) „ S2 ” <text:s text:c="52"/>2. Próba wysłania formularza</text:p>
          </table:table-cell>
          <table:table-cell office:value-type="string">
            <text:p>Formularz zwraca komunikat o przykładowej treści „Wpisz poprawny numer rejestracyjny” wraz z adnotacją w jakiej formie należy wprowadzić numer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5">
          <table:table-cell table:number-columns-repeated="3"/>
          <table:table-cell table:style-name="ce8" office:value-type="string">
            <text:p>8</text:p>
          </table:table-cell>
          <table:table-cell office:value-type="string">
            <text:p>Weryfikacja wprowadzania poprawnych danych dla pola „Raport wyślij do”, zakładając adres email jako poprawną formę</text:p>
          </table:table-cell>
          <table:table-cell office:value-type="string">
            <text:p>Próba wpisania błędnego adresu email wariant 1 – bez znaku „@”</text:p>
          </table:table-cell>
          <table:table-cell office:value-type="string">
            <text:p>1. W pole „Raport wyślij do” wpisujemy przykładowy błędny adres email „kowalskigmail.com” <text:s text:c="29"/>2. Próba wysłania formularza</text:p>
          </table:table-cell>
          <table:table-cell table:style-name="ce22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9" office:value-type="string">
            <text:p>8.1</text:p>
          </table:table-cell>
          <table:table-cell/>
          <table:table-cell office:value-type="string">
            <text:p>Próba wpisania błędnego adresu email wariant 2 – bez znaku „ . ” pomiędzy „gmail” i „com”</text:p>
          </table:table-cell>
          <table:table-cell office:value-type="string">
            <text:p>1. W pole „Raport wyślij do” wpisujemy przykładowy błędny adres email „kowalski@gmailcom” <text:s text:c="27"/>2. Próba wysłania formularza</text:p>
          </table:table-cell>
          <table:table-cell table:style-name="ce22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10" office:value-type="string">
            <text:p>8.2</text:p>
          </table:table-cell>
          <table:table-cell/>
          <table:table-cell office:value-type="string">
            <text:p>Próba wpisania błędnego adresu email wariant 3 – bez tekstu poprzedzającego znak „@”</text:p>
          </table:table-cell>
          <table:table-cell office:value-type="string">
            <text:p>1. W pole „Raport wyślij do” wpisujemy przykładowy błędny adres email „@gmail.com” <text:s text:c="8"/><text:s text:c="32"/><text:s/>2. Próba wysłania formularza</text:p>
          </table:table-cell>
          <table:table-cell table:style-name="ce22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/>
          <table:table-cell table:style-name="ce23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6">
          <table:table-cell table:number-columns-repeated="3"/>
          <table:table-cell table:style-name="ce10" office:value-type="string">
            <text:p>8.3</text:p>
          </table:table-cell>
          <table:table-cell/>
          <table:table-cell office:value-type="string">
            <text:p>Próba wpisania błędnego adresu email wariant 4 – bez tekstu po znaku „ . ”</text:p>
          </table:table-cell>
          <table:table-cell office:value-type="string">
            <text:p>1. W pole „Raport wyślij do” wpisujemy przykładowy błędny adres email „<text:a xlink:href="mailto:kowalski@gmail">kowalski@gmail</text:a>.” <text:s text:c="2"/><text:s text:c="32"/><text:s text:c="7"/>2. Próba wysłania formularza</text:p>
          </table:table-cell>
          <table:table-cell table:style-name="ce22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7">
          <table:table-cell table:number-columns-repeated="3"/>
          <table:table-cell table:style-name="ce10" office:value-type="string">
            <text:p>8.4</text:p>
          </table:table-cell>
          <table:table-cell/>
          <table:table-cell office:value-type="string">
            <text:p>Próba wpisania poprawnego adresu email</text:p>
          </table:table-cell>
          <table:table-cell office:value-type="string">
            <text:p>1. W pole „Raport wyślij do” wpisujemy przykładowy błędny adres email „<text:a xlink:href="mailto:kowalski@gmail.com">kowalski@gmail.com</text:a>” <text:s text:c="30"/><text:s text:c="11"/>2. Próba wysłania formularza</text:p>
          </table:table-cell>
          <table:table-cell office:value-type="string">
            <text:p>Formularz przyjmuje i wysyła wpisane dane</text:p>
          </table:table-cell>
          <table:table-cell table:number-columns-repeated="2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7">
          <table:table-cell table:number-columns-repeated="3"/>
          <table:table-cell table:style-name="ce11"/>
          <table:table-cell table:number-columns-repeated="2"/>
          <table:table-cell table:style-name="ce20" office:value-type="string">
            <text:p>Przykład zgłoszenia błędu poniżej</text:p>
          </table:table-cell>
          <table:table-cell table:number-columns-repeated="3"/>
          <table:table-cell office:value-type="string">
            <text:p>Windows 7, przeglądarka Google Chrome Wersja 104.0.5112.102 , 64bitowa</text:p>
          </table:table-cell>
          <table:table-cell table:number-columns-repeated="2"/>
        </table:table-row>
        <table:table-row table:style-name="ro28">
          <table:table-cell table:number-columns-repeated="3"/>
          <table:table-cell table:style-name="ce11"/>
          <table:table-cell office:value-type="string">
            <text:p>Weryfikacja wprowadzania poprawnych danych dla pola „Raport wyślij do”, zakładając adres email jako poprawną formę</text:p>
          </table:table-cell>
          <table:table-cell office:value-type="string">
            <text:p>Próba wpisania poprawnego adresu email</text:p>
          </table:table-cell>
          <table:table-cell office:value-type="string">
            <text:p>1. W pole „Raport wyślij do” wpisujemy przykładowy poprawny adres email „<text:a xlink:href="mailto:kowalski@gmail.com">kowalski@gmail.com</text:a>” <text:s text:c="30"/><text:s text:c="11"/>2. Próba wysłania formularza</text:p>
          </table:table-cell>
          <table:table-cell office:value-type="string">
            <text:p>Formularz przyjmuje i wysyła wpisane dane</text:p>
          </table:table-cell>
          <table:table-cell table:style-name="ce22" office:value-type="string">
            <text:p>Formularz zwraca komunikat o przykładowej treści „Wpisz poprawny adres email” wraz z przykładowym poprawnym adresem „<text:a xlink:href="mailto:kowalski@gmail.com">kowalski@gmail.com</text:a>”</text:p>
          </table:table-cell>
          <table:table-cell office:value-type="string">
            <text:p>Nieudany</text:p>
          </table:table-cell>
          <table:table-cell office:value-type="string">
            <text:p>Windows 7, przeglądarka Google Chrome Wersja 104.0.5112.102 , 64bitowa</text:p>
          </table:table-cell>
          <table:table-cell/>
          <table:table-cell office:value-type="string">
            <text:p>Dodatkowo do zgłoszenia błędu zostanie dołączony zrzut ekranu, bądź krótki film obrazujący problem. Zostanie również wskazana osoba, która ma zająć się naprawą błędu. Zostanie nadany priorytet błędu.</text:p>
          </table:table-cell>
        </table:table-row>
        <table:table-row table:style-name="ro29">
          <table:table-cell table:number-columns-repeated="3"/>
          <table:table-cell table:style-name="ce11"/>
          <table:table-cell table:style-name="ce16" table:number-columns-repeated="2"/>
          <table:table-cell table:style-name="ce21" table:number-columns-repeated="7"/>
        </table:table-row>
        <table:table-row table:style-name="ro30">
          <table:table-cell table:number-columns-repeated="3"/>
          <table:table-cell table:style-name="ce12"/>
          <table:table-cell table:style-name="ce16" table:number-columns-repeated="2"/>
          <table:table-cell table:style-name="ce21" table:number-columns-repeated="7"/>
        </table:table-row>
        <table:table-row table:style-name="ro29" table:number-rows-repeated="5">
          <table:table-cell table:number-columns-repeated="3"/>
          <table:table-cell table:style-name="ce11"/>
          <table:table-cell table:style-name="ce16" table:number-columns-repeated="2"/>
          <table:table-cell table:style-name="ce21" table:number-columns-repeated="7"/>
        </table:table-row>
        <table:table-row table:style-name="ro31">
          <table:table-cell table:number-columns-repeated="3"/>
          <table:table-cell table:style-name="ce13"/>
          <table:table-cell table:style-name="ce17"/>
          <table:table-cell table:style-name="ce16"/>
          <table:table-cell table:style-name="ce21" table:number-columns-repeated="6"/>
          <table:table-cell table:style-name="ce24"/>
        </table:table-row>
        <table:table-row table:style-name="ro29" table:number-rows-repeated="4">
          <table:table-cell table:number-columns-repeated="3"/>
          <table:table-cell table:style-name="ce14"/>
          <table:table-cell table:style-name="ce16" table:number-columns-repeated="2"/>
          <table:table-cell table:style-name="ce21" table:number-columns-repeated="7"/>
        </table:table-row>
        <table:table-row table:style-name="ro30">
          <table:table-cell table:number-columns-repeated="3"/>
          <table:table-cell table:style-name="ce12"/>
          <table:table-cell table:style-name="ce16" table:number-columns-repeated="2"/>
          <table:table-cell table:style-name="ce21" table:number-columns-repeated="7"/>
        </table:table-row>
        <table:table-row table:style-name="ro29" table:number-rows-repeated="11">
          <table:table-cell table:number-columns-repeated="3"/>
          <table:table-cell table:style-name="ce11"/>
          <table:table-cell table:style-name="ce16" table:number-columns-repeated="2"/>
          <table:table-cell table:style-name="ce21" table:number-columns-repeated="7"/>
        </table:table-row>
        <table:table-row table:style-name="ro1" table:number-rows-repeated="5">
          <table:table-cell table:number-columns-repeated="4"/>
          <table:table-cell table:style-name="Default" table:number-columns-repeated="9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5"/>
        </table:table-row>
        <table:table-row table:style-name="ro32" table:number-rows-repeated="8">
          <table:table-cell table:number-columns-repeated="4"/>
          <table:table-cell table:style-name="Default" table:number-columns-repeated="8"/>
          <table:table-cell table:style-name="ce26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7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6"/>
        </table:table-row>
        <table:table-row table:style-name="ro29">
          <table:table-cell table:number-columns-repeated="4"/>
          <table:table-cell table:style-name="Default" table:number-columns-repeated="8"/>
          <table:table-cell table:style-name="ce28"/>
        </table:table-row>
        <table:table-row table:style-name="ro29">
          <table:table-cell table:number-columns-repeated="4"/>
          <table:table-cell table:style-name="Default" table:number-columns-repeated="8"/>
          <table:table-cell table:style-name="ce29"/>
        </table:table-row>
        <table:table-row table:style-name="ro32">
          <table:table-cell table:number-columns-repeated="4"/>
          <table:table-cell table:style-name="Default" table:number-columns-repeated="8"/>
          <table:table-cell table:style-name="ce26"/>
        </table:table-row>
        <table:table-row table:style-name="ro29">
          <table:table-cell table:number-columns-repeated="4"/>
          <table:table-cell table:style-name="Default" table:number-columns-repeated="8"/>
          <table:table-cell table:style-name="ce28"/>
        </table:table-row>
        <table:table-row table:style-name="ro29">
          <table:table-cell table:number-columns-repeated="4"/>
          <table:table-cell table:style-name="Default" table:number-columns-repeated="8"/>
          <table:table-cell table:style-name="ce29"/>
        </table:table-row>
        <table:table-row table:style-name="ro29">
          <table:table-cell table:number-columns-repeated="4"/>
          <table:table-cell table:style-name="Default" table:number-columns-repeated="8"/>
          <table:table-cell table:style-name="ce29"/>
        </table:table-row>
      </table:table>
      <table:table table:name="Arkusz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2/13/2023</text:date>, <text:time>15:26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9T19:28:48.85</meta:creation-date>
    <dc:date>2023-02-13T15:26:31.12</dc:date>
    <meta:editing-duration>PT10H25M45S</meta:editing-duration>
    <meta:editing-cycles>19</meta:editing-cycles>
    <meta:generator>OpenOffice/4.1.13$Win32 OpenOffice.org_project/4113m1$Build-9810</meta:generator>
    <meta:document-statistic meta:table-count="3" meta:cell-count="228" meta:object-count="0"/>
  </office:meta>
</office:document-meta>
</file>